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14pt"/>
    </style:style>
    <style:style style:name="co3" style:family="table-column">
      <style:table-column-properties fo:break-before="auto" style:column-width="71.29pt"/>
    </style:style>
    <style:style style:name="co4" style:family="table-column">
      <style:table-column-properties fo:break-before="auto" style:column-width="76.96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126.51pt"/>
    </style:style>
    <style:style style:name="co7" style:family="table-column">
      <style:table-column-properties fo:break-before="auto" style:column-width="125.15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_CPU</text:p>
          </table:table-cell>
          <table:table-cell office:value-type="float" office:value="12000000" calcext:value-type="float">
            <text:p>12000000</text:p>
          </table:table-cell>
          <table:table-cell/>
          <table:table-cell office:value-type="string" calcext:value-type="string">
            <text:p>target (s)</text:p>
          </table:table-cell>
          <table:table-cell table:formula="of:=[.I7]/1000"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TIM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ESCALER (n)</text:p>
          </table:table-cell>
          <table:table-cell office:value-type="string" calcext:value-type="string">
            <text:p>FREQ (Hz)</text:p>
          </table:table-cell>
          <table:table-cell office:value-type="string" calcext:value-type="string">
            <text:p>PERIOD (s)</text:p>
          </table:table-cell>
          <table:table-cell office:value-type="string" calcext:value-type="string">
            <text:p>OVERFLOW (s)</text:p>
          </table:table-cell>
          <table:table-cell office:value-type="string" calcext:value-type="string">
            <text:p>Cycles for target</text:p>
          </table:table-cell>
          <table:table-cell office:value-type="string" calcext:value-type="string">
            <text:p>Overflows for target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$E$7]/[.D11]" office:value-type="float" office:value="1500000" calcext:value-type="float">
            <text:p>1500000</text:p>
          </table:table-cell>
          <table:table-cell table:formula="of:=1/[.E11]" office:value-type="float" office:value="0.000000666666666666667" calcext:value-type="float">
            <text:p>6.66666666666667E-007</text:p>
          </table:table-cell>
          <table:table-cell table:formula="of:=[.F11]*256" office:value-type="float" office:value="0.000170666666666667" calcext:value-type="float">
            <text:p>0.0001706667</text:p>
          </table:table-cell>
          <table:table-cell table:formula="of:=[.$H$7]/[.F11]" office:value-type="float" office:value="150" calcext:value-type="float">
            <text:p>150</text:p>
          </table:table-cell>
          <table:table-cell table:formula="of:=[.$H$7]/[.G11]" office:value-type="float" office:value="0.5859375" calcext:value-type="float">
            <text:p>0.5859375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formula="of:=[.$E$7]/[.D12]" office:value-type="float" office:value="187500" calcext:value-type="float">
            <text:p>187500</text:p>
          </table:table-cell>
          <table:table-cell table:formula="of:=1/[.E12]" office:value-type="float" office:value="0.00000533333333333333" calcext:value-type="float">
            <text:p>5.33333333333333E-006</text:p>
          </table:table-cell>
          <table:table-cell table:formula="of:=[.F12]*256" office:value-type="float" office:value="0.00136533333333333" calcext:value-type="float">
            <text:p>0.0013653333</text:p>
          </table:table-cell>
          <table:table-cell table:formula="of:=[.$H$7]/[.F12]" office:value-type="float" office:value="18.75" calcext:value-type="float">
            <text:p>18.75</text:p>
          </table:table-cell>
          <table:table-cell table:formula="of:=[.$H$7]/[.G12]" office:value-type="float" office:value="0.0732421875" calcext:value-type="float">
            <text:p>0.0732421875</text:p>
          </table:table-cell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table:formula="of:=[.$E$7]/[.D13]" office:value-type="float" office:value="46875" calcext:value-type="float">
            <text:p>46875</text:p>
          </table:table-cell>
          <table:table-cell table:formula="of:=1/[.E13]" office:value-type="float" office:value="0.0000213333333333333" calcext:value-type="float">
            <text:p>2.13333333333333E-005</text:p>
          </table:table-cell>
          <table:table-cell table:formula="of:=[.F13]*256" office:value-type="float" office:value="0.00546133333333333" calcext:value-type="float">
            <text:p>0.0054613333</text:p>
          </table:table-cell>
          <table:table-cell table:formula="of:=[.$H$7]/[.F13]" office:value-type="float" office:value="4.6875" calcext:value-type="float">
            <text:p>4.6875</text:p>
          </table:table-cell>
          <table:table-cell table:formula="of:=[.$H$7]/[.G13]" office:value-type="float" office:value="0.018310546875" calcext:value-type="float">
            <text:p>0.0183105469</text:p>
          </table:table-cell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 table:formula="of:=[.$E$7]/[.D14]" office:value-type="float" office:value="11718.75" calcext:value-type="float">
            <text:p>11718.75</text:p>
          </table:table-cell>
          <table:table-cell table:formula="of:=1/[.E14]" office:value-type="float" office:value="0.0000853333333333333" calcext:value-type="float">
            <text:p>8.53333333333333E-005</text:p>
          </table:table-cell>
          <table:table-cell table:formula="of:=[.F14]*256" office:value-type="float" office:value="0.0218453333333333" calcext:value-type="float">
            <text:p>0.0218453333</text:p>
          </table:table-cell>
          <table:table-cell table:formula="of:=[.$H$7]/[.F14]" office:value-type="float" office:value="1.171875" calcext:value-type="float">
            <text:p>1.171875</text:p>
          </table:table-cell>
          <table:table-cell table:formula="of:=[.$H$7]/[.G14]" office:value-type="float" office:value="0.00457763671875" calcext:value-type="float">
            <text:p>0.00457763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ADC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$E$7]/[.D18]" office:value-type="float" office:value="750000" calcext:value-type="float">
            <text:p>750000</text:p>
          </table:table-cell>
          <table:table-cell table:formula="of:=1/[.E18]" office:value-type="float" office:value="0.00000133333333333333" calcext:value-type="float">
            <text:p>1.33333333333333E-006</text:p>
          </table:table-cell>
          <table:table-cell table:formula="of:=[.F18]*256" office:value-type="float" office:value="0.000341333333333333" calcext:value-type="float">
            <text:p>0.0003413333</text:p>
          </table:table-cell>
          <table:table-cell table:formula="of:=[.$H$7]/[.F18]" office:value-type="float" office:value="75" calcext:value-type="float">
            <text:p>75</text:p>
          </table:table-cell>
          <table:table-cell table:formula="of:=[.$H$7]/[.G18]" office:value-type="float" office:value="0.29296875" calcext:value-type="float">
            <text:p>0.29296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20:40:52.573733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16:25:14.182990274</meta:creation-date>
    <dc:date>2015-11-16T20:42:30.626426547</dc:date>
    <meta:editing-duration>P1DT4M38S</meta:editing-duration>
    <meta:editing-cycles>10</meta:editing-cycles>
    <meta:generator>LibreOffice/4.4.2.2$Linux_X86_64 LibreOffice_project/40m0$Build-2</meta:generator>
    <meta:document-statistic meta:table-count="1" meta:cell-count="46" meta:object-count="0"/>
  </office:meta>
</office:document-meta>
</file>